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id="id2" draw:layer="layout" svg:width="3.175cm" svg:height="2.54cm" svg:x="8.891cm" svg:y="6.715cm">
          <text:p text:style-name="P1">Hebrew</text:p>
          <text:p text:style-name="P1">Tanakh</text:p>
        </draw:ellipse>
        <draw:rect draw:style-name="gr2" draw:text-style-name="P1" draw:id="id7" draw:layer="layout" svg:width="1.905cm" svg:height="1.27cm" svg:x="2.247cm" svg:y="9.89cm">
          <text:p text:style-name="P1">LXX</text:p>
        </draw:rect>
        <draw:rect draw:style-name="gr2" draw:text-style-name="P1" draw:id="id6" draw:layer="layout" svg:width="2.54cm" svg:height="1.27cm" svg:x="1.929cm" svg:y="7.985cm">
          <text:p text:style-name="P1">Targum</text:p>
        </draw:rect>
        <draw:circle draw:style-name="gr2" draw:text-style-name="P1" draw:id="id1" draw:layer="layout" svg:width="1.905cm" svg:height="1.905cm" svg:x="7.938cm" svg:y="2.905cm">
          <text:p text:style-name="P1">DSS</text:p>
        </draw:circle>
        <draw:circle draw:style-name="gr2" draw:text-style-name="P1" draw:id="id3" draw:layer="layout" svg:width="1.905cm" svg:height="1.905cm" svg:x="11.113cm" svg:y="2.905cm">
          <text:p text:style-name="P1">MT</text:p>
        </draw:circle>
        <draw:rect draw:style-name="gr2" draw:text-style-name="P1" draw:id="id4" draw:layer="layout" svg:width="3.128cm" svg:height="1.27cm" svg:x="1.635cm" svg:y="4.175cm">
          <text:p text:style-name="P1">Peshitta</text:p>
        </draw:rect>
        <draw:rect draw:style-name="gr2" draw:text-style-name="P1" draw:id="id5" draw:layer="layout" svg:width="2.905cm" svg:height="1.27cm" svg:x="1.747cm" svg:y="6.08cm">
          <text:p text:style-name="P1">Vulgate</text:p>
        </draw:rect>
        <draw:connector draw:style-name="Unification_20_Line" draw:layer="layout" draw:type="curve" svg:x1="8.89cm" svg:y1="4.81cm" svg:x2="10.478cm" svg:y2="6.715cm" draw:start-shape="id1" draw:start-glue-point="2" draw:end-shape="id2" draw:end-glue-point="0" svg:d="m8890 4810c0 1410 1588 458 1588 1905">
          <text:p/>
        </draw:connector>
        <draw:connector draw:style-name="Unification_20_Line" draw:layer="layout" draw:type="curve" svg:x1="12.065cm" svg:y1="4.81cm" svg:x2="10.478cm" svg:y2="6.715cm" draw:start-shape="id3" draw:start-glue-point="2" draw:end-shape="id2" draw:end-glue-point="0" svg:d="m12065 4810c0 1410-1587 458-1587 1905">
          <text:p/>
        </draw:connector>
        <draw:connector draw:style-name="Interlinearization_20_Line" draw:layer="layout" draw:type="curve" svg:x1="4.763cm" svg:y1="4.81cm" svg:x2="8.891cm" svg:y2="7.985cm" draw:start-shape="id4" draw:start-glue-point="1" draw:end-shape="id2" draw:end-glue-point="3" svg:d="m4763 4810c3078 0 1014 3175 4128 3175">
          <text:p/>
        </draw:connector>
        <draw:connector draw:style-name="Interlinearization_20_Line" draw:layer="layout" draw:type="curve" svg:x1="4.652cm" svg:y1="6.715cm" svg:x2="8.891cm" svg:y2="7.985cm" draw:start-shape="id5" draw:start-glue-point="1" draw:end-shape="id2" draw:end-glue-point="3" svg:d="m4652 6715c3160 0 1041 1270 4239 1270">
          <text:p/>
        </draw:connector>
        <draw:connector draw:style-name="Interlinearization_20_Line" draw:layer="layout" draw:type="curve" svg:x1="4.469cm" svg:y1="8.62cm" svg:x2="8.891cm" svg:y2="7.985cm" draw:start-shape="id6" draw:start-glue-point="1" draw:end-shape="id2" draw:end-glue-point="3" svg:d="m4469 8620c3298 0 1088-635 4422-635">
          <text:p/>
        </draw:connector>
        <draw:connector draw:style-name="Interlinearization_20_Line" draw:layer="layout" draw:type="curve" draw:line-skew="0.952cm" svg:x1="4.152cm" svg:y1="10.525cm" svg:x2="8.891cm" svg:y2="7.985cm" draw:start-shape="id7" draw:start-glue-point="1" draw:end-shape="id2" draw:end-glue-point="3" svg:d="m4152 10525c4963 0 2594-2540 4739-2540">
          <text:p/>
        </draw:connector>
        <draw:ellipse draw:style-name="gr1" draw:text-style-name="P1" draw:id="id8" draw:layer="layout" svg:width="3.81cm" svg:height="1.905cm" svg:x="8.573cm" svg:y="13.065cm">
          <text:p text:style-name="P1">Greek</text:p>
          <text:p text:style-name="P1">NT</text:p>
        </draw:ellipse>
        <draw:connector draw:style-name="Interlinearization_20_Line" draw:layer="layout" draw:type="curve" svg:x1="8.573cm" svg:y1="14.017cm" svg:x2="3.199cm" svg:y2="11.16cm" draw:start-shape="id8" draw:start-glue-point="3" draw:end-shape="id7" draw:end-glue-point="2" svg:d="m8573 14017c-3583 0-5374-952-5374-2857">
          <text:p/>
        </draw:connector>
        <draw:connector draw:style-name="Interlinearization_20_Line" draw:layer="layout" draw:type="curve" svg:x1="10.478cm" svg:y1="13.065cm" svg:x2="10.478cm" svg:y2="9.255cm" draw:start-shape="id8" draw:start-glue-point="0" draw:end-shape="id2" draw:end-glue-point="2" svg:d="m10478 13065v-3810">
          <text:p/>
        </draw:connector>
        <draw:circle draw:style-name="gr2" draw:text-style-name="P1" draw:id="id10" draw:layer="layout" svg:width="1.905cm" svg:height="1.905cm" svg:x="7.938cm" svg:y="18.145cm">
          <text:p text:style-name="P1">Byz</text:p>
        </draw:circle>
        <draw:circle draw:style-name="gr2" draw:text-style-name="P1" draw:id="id9" draw:layer="layout" svg:width="1.905cm" svg:height="1.905cm" svg:x="5.398cm" svg:y="18.145cm">
          <text:p text:style-name="P1">TR</text:p>
        </draw:circle>
        <draw:circle draw:style-name="gr2" draw:text-style-name="P1" draw:id="id11" draw:layer="layout" svg:width="1.905cm" svg:height="1.905cm" svg:x="10.478cm" svg:y="18.145cm">
          <text:p text:style-name="P1">WH</text:p>
        </draw:circle>
        <draw:ellipse draw:style-name="gr2" draw:text-style-name="P1" draw:id="id12" draw:layer="layout" svg:width="3.175cm" svg:height="1.905cm" svg:x="13.018cm" svg:y="18.145cm">
          <text:p text:style-name="P1">NA/UBS</text:p>
        </draw:ellipse>
        <draw:connector draw:style-name="Unification_20_Line" draw:layer="layout" draw:type="curve" svg:x1="6.35cm" svg:y1="18.145cm" svg:x2="10.478cm" svg:y2="14.97cm" draw:start-shape="id9" draw:start-glue-point="0" draw:end-shape="id8" draw:end-glue-point="2" svg:d="m6350 18145c0-2362 4128-775 4128-3175">
          <text:p/>
        </draw:connector>
        <draw:connector draw:style-name="Unification_20_Line" draw:layer="layout" draw:type="curve" svg:x1="8.89cm" svg:y1="18.145cm" svg:x2="10.478cm" svg:y2="14.97cm" draw:start-shape="id10" draw:start-glue-point="0" draw:end-shape="id8" draw:end-glue-point="2" svg:d="m8890 18145c0-2362 1588-775 1588-3175">
          <text:p/>
        </draw:connector>
        <draw:connector draw:style-name="Unification_20_Line" draw:layer="layout" draw:type="curve" svg:x1="11.43cm" svg:y1="18.145cm" svg:x2="10.478cm" svg:y2="14.97cm" draw:start-shape="id11" draw:start-glue-point="0" draw:end-shape="id8" draw:end-glue-point="2" svg:d="m11430 18145c0-2362-952-775-952-3175">
          <text:p/>
        </draw:connector>
        <draw:connector draw:style-name="Unification_20_Line" draw:layer="layout" draw:type="curve" svg:x1="14.605cm" svg:y1="18.145cm" svg:x2="10.478cm" svg:y2="14.97cm" draw:start-shape="id12" draw:start-glue-point="0" draw:end-shape="id8" draw:end-glue-point="2" svg:d="m14605 18145c0-2362-4127-775-4127-3175">
          <text:p/>
        </draw:connector>
        <draw:rect draw:style-name="gr2" draw:text-style-name="P1" draw:id="id13" draw:layer="layout" svg:width="2.54cm" svg:height="1.905cm" svg:x="18.733cm" svg:y="7.35cm">
          <text:p text:style-name="P1">KJV </text:p>
        </draw:rect>
        <draw:connector draw:style-name="Interlinearization_20_Line" draw:layer="layout" draw:type="curve" svg:x1="18.733cm" svg:y1="8.302cm" svg:x2="12.383cm" svg:y2="14.017cm" draw:start-shape="id13" draw:start-glue-point="3" draw:end-shape="id8" draw:end-glue-point="1" svg:d="m18733 8302c-4743 0-1568 5715-6350 5715">
          <text:p/>
        </draw:connector>
        <draw:connector draw:style-name="Interlinearization_20_Line" draw:layer="layout" draw:type="curve" svg:x1="18.733cm" svg:y1="8.302cm" svg:x2="12.066cm" svg:y2="7.985cm" draw:start-shape="id13" draw:start-glue-point="3" draw:end-shape="id2" draw:end-glue-point="1" svg:d="m18733 8302c-4981 0-1648-317-6667-317">
          <text:p/>
        </draw:connector>
        <draw:rect draw:style-name="gr2" draw:text-style-name="P1" draw:id="id14" draw:layer="layout" svg:width="2.54cm" svg:height="1.905cm" svg:x="18.733cm" svg:y="9.89cm">
          <text:p text:style-name="P1">NIV </text:p>
        </draw:rect>
        <draw:rect draw:style-name="gr2" draw:text-style-name="P1" draw:id="id15" draw:layer="layout" svg:width="2.54cm" svg:height="1.905cm" svg:x="18.733cm" svg:y="12.43cm">
          <text:p text:style-name="P1">NASB</text:p>
        </draw:rect>
        <draw:connector draw:style-name="Interlinearization_20_Line" draw:layer="layout" draw:type="curve" svg:x1="18.733cm" svg:y1="10.842cm" svg:x2="12.066cm" svg:y2="7.985cm" draw:start-shape="id14" draw:start-glue-point="3" draw:end-shape="id2" draw:end-glue-point="1" svg:d="m18733 10842c-4981 0-1648-2857-6667-2857">
          <text:p/>
        </draw:connector>
        <draw:connector draw:style-name="Interlinearization_20_Line" draw:layer="layout" draw:type="curve" svg:x1="18.733cm" svg:y1="10.842cm" svg:x2="12.383cm" svg:y2="14.017cm" draw:start-shape="id14" draw:start-glue-point="3" draw:end-shape="id8" draw:end-glue-point="1" svg:d="m18733 10842c-4743 0-1568 3175-6350 3175">
          <text:p/>
        </draw:connector>
        <draw:connector draw:style-name="Interlinearization_20_Line" draw:layer="layout" draw:type="curve" svg:x1="18.733cm" svg:y1="13.382cm" svg:x2="12.066cm" svg:y2="7.985cm" draw:start-shape="id15" draw:start-glue-point="3" draw:end-shape="id2" draw:end-glue-point="1" svg:d="m18733 13382c-4981 0-1648-5397-6667-5397">
          <text:p/>
        </draw:connector>
        <draw:connector draw:style-name="Interlinearization_20_Line" draw:layer="layout" draw:type="curve" svg:x1="18.733cm" svg:y1="13.382cm" svg:x2="12.383cm" svg:y2="14.017cm" draw:start-shape="id15" draw:start-glue-point="3" draw:end-shape="id8" draw:end-glue-point="1" svg:d="m18733 13382c-4743 0-1568 635-6350 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e6e6e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000000" draw:marker-start="Arrow" draw:marker-start-width="0.7cm" draw:marker-start-center="true" draw:marker-end-width="0.3cm" draw:fill="none" draw:fill-gradient-name="Gradient_20_7" draw:fill-hatch-name="Hatch_20_1" draw:fill-image-name="Bitmape_20_1" draw:fill-image-width="0cm" draw:fill-image-height="0cm"/>
      <style:paragraph-properties>
        <style:tab-stops/>
      </style:paragraph-properties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nification_20_Line" style:display-name="Unification Line" style:family="graphic" style:parent-style-name="standard">
      <style:graphic-properties svg:stroke-color="#800000" draw:marker-end="Arrow" draw:marker-end-width="0.3cm" draw:textarea-horizontal-align="center" draw:textarea-vertical-align="middle"/>
      <style:paragraph-properties fo:text-align="center"/>
    </style:style>
    <style:style style:name="Interlinearization_20_Line" style:display-name="Interlinearization Line" style:family="graphic" style:parent-style-name="standard">
      <style:graphic-properties svg:stroke-color="#008000" draw:marker-end="Arrow" draw:marker-end-width="0.3cm" draw:textarea-horizontal-align="center" draw:textarea-vertical-align="middle"/>
      <style:paragraph-properties fo:text-align="center"/>
    </style:style>
    <style:style style:name="Source_20_Text" style:display-name="Source Text" style:family="graphic" style:parent-style-name="standard">
      <style:graphic-properties draw:fill-color="#e6e6e6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2.86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8T20:08:56</meta:creation-date>
    <dc:date>2010-02-08T21:15:29</dc:date>
    <meta:editing-duration>PT01H05M37S</meta:editing-duration>
    <meta:editing-cycles>14</meta:editing-cycles>
    <meta:generator>OpenOffice.org/3.1$Unix OpenOffice.org_project/310m19$Build-9420</meta:generator>
    <meta:document-statistic meta:object-count="33"/>
  </office:meta>
</office:document-meta>
</file>